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11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09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08-2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06-25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05-2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04-2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03-2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02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01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5-01-03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11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10-3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9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8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7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6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5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5-0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4-22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3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2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4-01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12-1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11-1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10-2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09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08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07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06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05-23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04-24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03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02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3-01-2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12-1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11-1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10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09-2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08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07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06-2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05-2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04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03-2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02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2-01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12-1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11-2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10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09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08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07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06-22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05-19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04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03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02-2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1-01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12-1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11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10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09-2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07-29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06-2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05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04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03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02-2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20-01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12-1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11-21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10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09-24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08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07-2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06-2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05-3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04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03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02-27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9-01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12-2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11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10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09-3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08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07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06-2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05-3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04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03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02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8-01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12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11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10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09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08-2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07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06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05-3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04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03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02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7-01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12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11-2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10-2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09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08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07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06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05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04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03-2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02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6-01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12-2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11-2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10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09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08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07-2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06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05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04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03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02-2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5-02-0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12-3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12-0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10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10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08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07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05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04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03-3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02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4-01-3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12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11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10-2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09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08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07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06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05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04-24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03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02-2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3-01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12-2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11-2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10-2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08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07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06-28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05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03-2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02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2-01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12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11-2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11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09-2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08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07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05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04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03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02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1-01-2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12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11-2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10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09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07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06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05-2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04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03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02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10-01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12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11-2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10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09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08-2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07-3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07-0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05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04-2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03-3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02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9-01-2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10-0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08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07-0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06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05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9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8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09070050701</text:p>
          </table:table-cell>
          <table:table-cell office:value-type="string" calcext:value-type="string">
            <text:p>MA-NBW <text:s text:c="2"/>28 NANTUCKET, MA</text:p>
          </table:table-cell>
          <table:table-cell office:value-type="string" calcext:value-type="string">
            <text:p>197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58" meta:object-count="0"/>
    <meta:user-defined meta:name="AppVersion">3.0</meta:user-defined>
  </office:meta>
</office:document-meta>
</file>